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new.test_scan_new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ew.test_scan_new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new.test_scan_new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new.test_scan_new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ew.test_scan_new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ew.test_scan_new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new.test_scan_new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ew.test_scan_new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new.test_scan_new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ew.test_scan_new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ew.test_scan_new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ew.test_scan_new_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ew.test_scan_new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new.test_scan_new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new.test_scan_new_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ew.test_scan_new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